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🗓️ Day 1: Git &amp; GitHub Introduction</text:span></text:h>
      <text:list text:style-name="L1">
        <text:list-item>
          <text:p text:style-name="P1">What is Git and version control?</text:p>
        </text:list-item>
        <text:list-item>
          <text:p text:style-name="P1">Difference between Git and GitHub</text:p>
        </text:list-item>
        <text:list-item>
          <text:p text:style-name="P1">Install Git on your system</text:p>
        </text:list-item>
        <text:list-item>
          <text:p text:style-name="P1">Configure Git (username, email)</text:p>
        </text:list-item>
        <text:list-item>
          <text:p text:style-name="P1">Basic Git commands: <text:span text:style-name="Source_20_Text">git --version</text:span>, <text:span text:style-name="Source_20_Text">git config</text:span>, <text:span text:style-name="Source_20_Text">git help</text:span></text:p>
        </text:list-item>
      </text:list>
      <text:p text:style-name="Horizontal_20_Line"/>
      <text:h text:style-name="Heading_20_3" text:outline-level="3"><text:span text:style-name="Strong_20_Emphasis">🗓️ Day 2: Local Repository &amp; First Commit</text:span></text:h>
      <text:list text:style-name="L2">
        <text:list-item>
          <text:p text:style-name="P2">Create a project folder</text:p>
        </text:list-item>
        <text:list-item>
          <text:p text:style-name="P2">Initialize a Git repository: <text:span text:style-name="Source_20_Text">git init</text:span></text:p>
        </text:list-item>
        <text:list-item>
          <text:p text:style-name="P2">Track files: <text:span text:style-name="Source_20_Text">git add</text:span></text:p>
        </text:list-item>
        <text:list-item>
          <text:p text:style-name="P2">Save versions: <text:span text:style-name="Source_20_Text">git commit -m</text:span></text:p>
        </text:list-item>
        <text:list-item>
          <text:p text:style-name="P2">Check status and logs: <text:span text:style-name="Source_20_Text">git status</text:span>, <text:span text:style-name="Source_20_Text">git log</text:span></text:p>
        </text:list-item>
      </text:list>
      <text:p text:style-name="Horizontal_20_Line"/>
      <text:h text:style-name="Heading_20_3" text:outline-level="3"><text:span text:style-name="Strong_20_Emphasis">🗓️ Day 3: GitHub Setup &amp; Push Code</text:span></text:h>
      <text:list text:style-name="L3">
        <text:list-item>
          <text:p text:style-name="P3">Create a GitHub account</text:p>
        </text:list-item>
        <text:list-item>
          <text:p text:style-name="P3">Create a repository on GitHub</text:p>
        </text:list-item>
        <text:list-item>
          <text:p text:style-name="P3">Connect local repo to GitHub using <text:span text:style-name="Source_20_Text">git remote add</text:span></text:p>
        </text:list-item>
        <text:list-item>
          <text:p text:style-name="P3">Push code to GitHub: <text:span text:style-name="Source_20_Text">git push origin main</text:span></text:p>
        </text:list-item>
        <text:list-item>
          <text:p text:style-name="P3">Rename branch (if needed): <text:span text:style-name="Source_20_Text">git branch -M main</text:span></text:p>
        </text:list-item>
      </text:list>
      <text:p text:style-name="Horizontal_20_Line"/>
      <text:h text:style-name="Heading_20_3" text:outline-level="3"><text:span text:style-name="Strong_20_Emphasis">🗓️ Day 4: Cloning &amp; Branching</text:span></text:h>
      <text:list text:style-name="L4">
        <text:list-item>
          <text:p text:style-name="P4">Clone a repo: <text:span text:style-name="Source_20_Text">git clone</text:span></text:p>
        </text:list-item>
        <text:list-item>
          <text:p text:style-name="P4">Create branches: <text:span text:style-name="Source_20_Text">git branch</text:span>, <text:span text:style-name="Source_20_Text">git checkout -b</text:span></text:p>
        </text:list-item>
        <text:list-item>
          <text:p text:style-name="P4">Switch branches: <text:span text:style-name="Source_20_Text">git switch</text:span></text:p>
        </text:list-item>
        <text:list-item>
          <text:p text:style-name="P4">Delete branches: <text:span text:style-name="Source_20_Text">git branch -d</text:span></text:p>
        </text:list-item>
        <text:list-item>
          <text:p text:style-name="P4">Pull changes: <text:span text:style-name="Source_20_Text">git pull</text:span></text:p>
        </text:list-item>
      </text:list>
      <text:p text:style-name="Horizontal_20_Line"/>
      <text:h text:style-name="Heading_20_3" text:outline-level="3"><text:span text:style-name="Strong_20_Emphasis">🗓️ Day 5: Merge &amp; Conflict Resolution</text:span></text:h>
      <text:list text:style-name="L5">
        <text:list-item>
          <text:p text:style-name="P5">Merge branches: <text:span text:style-name="Source_20_Text">git merge</text:span></text:p>
        </text:list-item>
        <text:list-item>
          <text:p text:style-name="P5"><text:soft-page-break/>Handle merge conflicts manually</text:p>
        </text:list-item>
        <text:list-item>
          <text:p text:style-name="P5">Use <text:span text:style-name="Source_20_Text">git status</text:span> and <text:span text:style-name="Source_20_Text">git diff</text:span> during conflicts</text:p>
        </text:list-item>
        <text:list-item>
          <text:p text:style-name="P5">Best commit practices</text:p>
        </text:list-item>
      </text:list>
      <text:p text:style-name="Horizontal_20_Line"/>
      <text:h text:style-name="Heading_20_3" text:outline-level="3"><text:span text:style-name="Strong_20_Emphasis">🗓️ Day 6: GitHub Collaboration</text:span></text:h>
      <text:list text:style-name="L6">
        <text:list-item>
          <text:p text:style-name="P6">Fork a repo on GitHub</text:p>
        </text:list-item>
        <text:list-item>
          <text:p text:style-name="P6">Clone forked repo locally</text:p>
        </text:list-item>
        <text:list-item>
          <text:p text:style-name="P6">Make changes and push to your fork</text:p>
        </text:list-item>
        <text:list-item>
          <text:p text:style-name="P6">Create a Pull Request (PR)</text:p>
        </text:list-item>
        <text:list-item>
          <text:p text:style-name="P6">Understand GitHub repo settings and collaborators</text:p>
        </text:list-item>
      </text:list>
      <text:p text:style-name="Horizontal_20_Line"/>
      <text:h text:style-name="Heading_20_3" text:outline-level="3"><text:span text:style-name="Strong_20_Emphasis">🗓️ Day 7: Advanced Git Usage</text:span></text:h>
      <text:list text:style-name="L7">
        <text:list-item>
          <text:p text:style-name="P7">Create and use <text:span text:style-name="Source_20_Text">.gitignore</text:span> file</text:p>
        </text:list-item>
        <text:list-item>
          <text:p text:style-name="P7">Use <text:span text:style-name="Source_20_Text">git stash</text:span> to save work temporarily</text:p>
        </text:list-item>
        <text:list-item>
          <text:p text:style-name="P7">Undo changes with <text:span text:style-name="Source_20_Text">git reset</text:span>, <text:span text:style-name="Source_20_Text">git revert</text:span></text:p>
        </text:list-item>
        <text:list-item>
          <text:p text:style-name="P7">View changes with <text:span text:style-name="Source_20_Text">git diff</text:span></text:p>
        </text:list-item>
        <text:list-item>
          <text:p text:style-name="P7">Write and format <text:span text:style-name="Source_20_Text">README.md</text:span> for project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3:15:27.555974576</meta:creation-date>
    <dc:date>2025-07-27T23:15:46.834164703</dc:date>
    <meta:editing-duration>PT19S</meta:editing-duration>
    <meta:editing-cycles>1</meta:editing-cycles>
    <meta:document-statistic meta:table-count="0" meta:image-count="0" meta:object-count="0" meta:page-count="2" meta:paragraph-count="41" meta:word-count="273" meta:character-count="1369" meta:non-whitespace-character-count="1172"/>
    <meta:generator>LibreOffice/24.2.7.2$Linux_X86_64 LibreOffice_project/420$Build-2</meta:generator>
  </office:meta>
</office:document-meta>
</file>